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10" manifest:media-type="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"/>
  <manifest:file-entry manifest:full-path="ObjectReplacements/Object 12" manifest:media-type=""/>
  <manifest:file-entry manifest:full-path="ObjectReplacements/Object 5" manifest:media-type=""/>
  <manifest:file-entry manifest:full-path="ObjectReplacements/Object 13" manifest:media-type=""/>
  <manifest:file-entry manifest:full-path="ObjectReplacements/Object 6" manifest:media-type=""/>
  <manifest:file-entry manifest:full-path="ObjectReplacements/Object 14" manifest:media-type="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"/>
  <manifest:file-entry manifest:full-path="ObjectReplacements/Object 16" manifest:media-type=""/>
  <manifest:file-entry manifest:full-path="ObjectReplacements/Object 9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30" manifest:media-type=""/>
  <manifest:file-entry manifest:full-path="ObjectReplacements/Object 31" manifest:media-type=""/>
  <manifest:file-entry manifest:full-path="ObjectReplacements/Object 32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fo:break-before="colum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ving Equations</text:p>
      <text:p text:style-name="Standard"/>
      <text:p text:style-name="Standard">1) 3<text:span text:style-name="T1">x</text:span> – 7 = 26<text:tab/>2) 9 + 4<text:span text:style-name="T1">x</text:span> = 23<text:tab/>3) 7<text:span text:style-name="T1">x</text:span> + 19 = 5<text:tab/>4) 17 – 5<text:span text:style-name="T1">x</text:span> = 32</text:p>
      <text:p text:style-name="Standard">5) 24 = 11 + 2<text:span text:style-name="T1">x</text:span><text:tab/>6) 7<text:span text:style-name="T1">x</text:span> = 2<text:span text:style-name="T1">x</text:span> + 15<text:tab/>7) 9<text:span text:style-name="T1">x</text:span> – 36 = 5<text:span text:style-name="T1">x</text:span><text:tab/>8) 5<text:span text:style-name="T1">x</text:span> – 13 = 3<text:span text:style-name="T1">x</text:span> + 8</text:p>
      <text:p text:style-name="Standard">9) 3<text:span text:style-name="T1">x</text:span> + 5 = 19 – 4<text:span text:style-name="T1">x</text:span><text:tab/>10) 7<text:span text:style-name="T1">x</text:span> + 23 = 4<text:span text:style-name="T1">x</text:span> + 11<text:tab/>11) 3<text:span text:style-name="T1">x</text:span> + 18 = 7<text:span text:style-name="T1">x</text:span><text:tab/>12) 36 – 4<text:span text:style-name="T1">x</text:span> = 5<text:span text:style-name="T1">x</text:span></text:p>
      <text:p text:style-name="Standard">13) 17 – 2<text:span text:style-name="T1">x</text:span> = 31 + 3<text:span text:style-name="T1">x</text:span><text:tab/>14) 8<text:span text:style-name="T1">x</text:span> – 3 = 5<text:span text:style-name="T1">x</text:span> – 11<text:tab/>15) 13 + 2<text:span text:style-name="T1">x</text:span> = 3<text:span text:style-name="T1">x</text:span> – 11<text:tab/>16) 3<text:span text:style-name="T1">x</text:span> – 5 = 8 - 2<text:span text:style-name="T1">x</text:span></text:p>
      <text:p text:style-name="Standard">17) <draw:frame draw:style-name="fr1" draw:name="Object1" text:anchor-type="as-char" svg:width="0.527cm" svg:height="1.028cm" draw:z-index="0"><draw:object xlink:href="./Object 1" xlink:type="simple" xlink:show="embed" xlink:actuate="onLoad"/><draw:image xlink:href="./ObjectReplacements/Object 1" xlink:type="simple" xlink:show="embed" xlink:actuate="onLoad"/></draw:frame> + 7 = 3<text:tab/>18) <draw:frame draw:style-name="fr1" draw:name="Object2" text:anchor-type="as-char" svg:width="0.527cm" svg:height="1.028cm" draw:z-index="1"><draw:object xlink:href="./Object 2" xlink:type="simple" xlink:show="embed" xlink:actuate="onLoad"/><draw:image xlink:href="./ObjectReplacements/Object 2" xlink:type="simple" xlink:show="embed" xlink:actuate="onLoad"/></draw:frame> + 4 = 10<text:tab/>19) <draw:frame draw:style-name="fr1" draw:name="Object3" text:anchor-type="as-char" svg:width="1.356cm" svg:height="1.028cm" draw:z-index="2"><draw:object xlink:href="./Object 3" xlink:type="simple" xlink:show="embed" xlink:actuate="onLoad"/><draw:image xlink:href="./ObjectReplacements/Object 3" xlink:type="simple" xlink:show="embed" xlink:actuate="onLoad"/></draw:frame> = 8<text:tab/>20) <draw:frame draw:style-name="fr1" draw:name="Object4" text:anchor-type="as-char" svg:width="0.713cm" svg:height="1.028cm" draw:z-index="3"><draw:object xlink:href="./Object 4" xlink:type="simple" xlink:show="embed" xlink:actuate="onLoad"/><draw:image xlink:href="./ObjectReplacements/Object 4" xlink:type="simple" xlink:show="embed" xlink:actuate="onLoad"/></draw:frame> + 8= 5</text:p>
      <text:p text:style-name="Standard"/>
      <text:p text:style-name="Standard"/>
      <text:p text:style-name="Standard"/>
      <text:p text:style-name="P3">Solving Equations</text:p>
      <text:p text:style-name="Standard"/>
      <text:p text:style-name="Standard">1) 3<text:span text:style-name="T1">x</text:span> – 7 = 26<text:tab/>2) 9 + 4<text:span text:style-name="T1">x</text:span> = 23<text:tab/>3) 7<text:span text:style-name="T1">x</text:span> + 19 = 5<text:tab/>4) 17 – 5<text:span text:style-name="T1">x</text:span> = 32</text:p>
      <text:p text:style-name="Standard">5) 24 = 11 + 2<text:span text:style-name="T1">x</text:span><text:tab/>6) 7<text:span text:style-name="T1">x</text:span> = 2<text:span text:style-name="T1">x</text:span> + 15<text:tab/>7) 9<text:span text:style-name="T1">x</text:span> – 36 = 5<text:span text:style-name="T1">x</text:span><text:tab/>8) 5<text:span text:style-name="T1">x</text:span> – 13 = 3<text:span text:style-name="T1">x</text:span> + 8</text:p>
      <text:p text:style-name="Standard">9) 3<text:span text:style-name="T1">x</text:span> + 5 = 19 – 4<text:span text:style-name="T1">x</text:span><text:tab/>10) 7<text:span text:style-name="T1">x</text:span> + 23 = 4<text:span text:style-name="T1">x</text:span> + 11<text:tab/>11) 3<text:span text:style-name="T1">x</text:span> + 18 = 7<text:span text:style-name="T1">x</text:span><text:tab/>12) 36 – 4<text:span text:style-name="T1">x</text:span> = 5<text:span text:style-name="T1">x</text:span></text:p>
      <text:p text:style-name="Standard">13) 17 – 2<text:span text:style-name="T1">x</text:span> = 31 + 3<text:span text:style-name="T1">x</text:span><text:tab/>14) 8<text:span text:style-name="T1">x</text:span> – 3 = 5<text:span text:style-name="T1">x</text:span> – 11<text:tab/>15) 13 + 2<text:span text:style-name="T1">x</text:span> = 3<text:span text:style-name="T1">x</text:span> – 11<text:tab/>16) 3<text:span text:style-name="T1">x</text:span> – 5 = 8 - 2<text:span text:style-name="T1">x</text:span></text:p>
      <text:p text:style-name="Standard">17) <draw:frame draw:style-name="fr1" draw:name="Object5" text:anchor-type="as-char" svg:width="0.527cm" svg:height="1.028cm" draw:z-index="4"><draw:object xlink:href="./Object 5" xlink:type="simple" xlink:show="embed" xlink:actuate="onLoad"/><draw:image xlink:href="./ObjectReplacements/Object 5" xlink:type="simple" xlink:show="embed" xlink:actuate="onLoad"/></draw:frame> + 7 = 3<text:tab/>18) <draw:frame draw:style-name="fr1" draw:name="Object6" text:anchor-type="as-char" svg:width="0.527cm" svg:height="1.028cm" draw:z-index="5"><draw:object xlink:href="./Object 6" xlink:type="simple" xlink:show="embed" xlink:actuate="onLoad"/><draw:image xlink:href="./ObjectReplacements/Object 6" xlink:type="simple" xlink:show="embed" xlink:actuate="onLoad"/></draw:frame> + 4 = 10<text:tab/>19) <draw:frame draw:style-name="fr1" draw:name="Object7" text:anchor-type="as-char" svg:width="1.356cm" svg:height="1.028cm" draw:z-index="6"><draw:object xlink:href="./Object 7" xlink:type="simple" xlink:show="embed" xlink:actuate="onLoad"/><draw:image xlink:href="./ObjectReplacements/Object 7" xlink:type="simple" xlink:show="embed" xlink:actuate="onLoad"/></draw:frame> = 8<text:tab/>20) <draw:frame draw:style-name="fr1" draw:name="Object8" text:anchor-type="as-char" svg:width="0.713cm" svg:height="1.028cm" draw:z-index="7"><draw:object xlink:href="./Object 8" xlink:type="simple" xlink:show="embed" xlink:actuate="onLoad"/><draw:image xlink:href="./ObjectReplacements/Object 8" xlink:type="simple" xlink:show="embed" xlink:actuate="onLoad"/></draw:frame> + 8= 5</text:p>
      <text:p text:style-name="Standard"/>
      <text:p text:style-name="Standard"/>
      <text:p text:style-name="Standard"/>
      <text:p text:style-name="P3">Solving Equations</text:p>
      <text:p text:style-name="Standard"/>
      <text:p text:style-name="Standard">1) 3<text:span text:style-name="T1">x</text:span> – 7 = 26<text:tab/>2) 9 + 4<text:span text:style-name="T1">x</text:span> = 23<text:tab/>3) 7<text:span text:style-name="T1">x</text:span> + 19 = 5<text:tab/>4) 17 – 5<text:span text:style-name="T1">x</text:span> = 32</text:p>
      <text:p text:style-name="Standard">5) 24 = 11 + 2<text:span text:style-name="T1">x</text:span><text:tab/>6) 7<text:span text:style-name="T1">x</text:span> = 2<text:span text:style-name="T1">x</text:span> + 15<text:tab/>7) 9<text:span text:style-name="T1">x</text:span> – 36 = 5<text:span text:style-name="T1">x</text:span><text:tab/>8) 5<text:span text:style-name="T1">x</text:span> – 13 = 3<text:span text:style-name="T1">x</text:span> + 8</text:p>
      <text:p text:style-name="Standard">9) 3<text:span text:style-name="T1">x</text:span> + 5 = 19 – 4<text:span text:style-name="T1">x</text:span><text:tab/>10) 7<text:span text:style-name="T1">x</text:span> + 23 = 4<text:span text:style-name="T1">x</text:span> + 11<text:tab/>11) 3<text:span text:style-name="T1">x</text:span> + 18 = 7<text:span text:style-name="T1">x</text:span><text:tab/>12) 36 – 4<text:span text:style-name="T1">x</text:span> = 5<text:span text:style-name="T1">x</text:span></text:p>
      <text:p text:style-name="Standard">13) 17 – 2<text:span text:style-name="T1">x</text:span> = 31 + 3<text:span text:style-name="T1">x</text:span><text:tab/>14) 8<text:span text:style-name="T1">x</text:span> – 3 = 5<text:span text:style-name="T1">x</text:span> – 11<text:tab/>15) 13 + 2<text:span text:style-name="T1">x</text:span> = 3<text:span text:style-name="T1">x</text:span> – 11<text:tab/>16) 3<text:span text:style-name="T1">x</text:span> – 5 = 8 - 2<text:span text:style-name="T1">x</text:span></text:p>
      <text:p text:style-name="Standard">17) <draw:frame draw:style-name="fr1" draw:name="Object9" text:anchor-type="as-char" svg:width="0.527cm" svg:height="1.028cm" draw:z-index="8"><draw:object xlink:href="./Object 9" xlink:type="simple" xlink:show="embed" xlink:actuate="onLoad"/><draw:image xlink:href="./ObjectReplacements/Object 9" xlink:type="simple" xlink:show="embed" xlink:actuate="onLoad"/></draw:frame> + 7 = 3<text:tab/>18) <draw:frame draw:style-name="fr1" draw:name="Object10" text:anchor-type="as-char" svg:width="0.527cm" svg:height="1.028cm" draw:z-index="9"><draw:object xlink:href="./Object 10" xlink:type="simple" xlink:show="embed" xlink:actuate="onLoad"/><draw:image xlink:href="./ObjectReplacements/Object 10" xlink:type="simple" xlink:show="embed" xlink:actuate="onLoad"/></draw:frame> + 4 = 10<text:tab/>19) <draw:frame draw:style-name="fr1" draw:name="Object11" text:anchor-type="as-char" svg:width="1.356cm" svg:height="1.028cm" draw:z-index="10"><draw:object xlink:href="./Object 11" xlink:type="simple" xlink:show="embed" xlink:actuate="onLoad"/><draw:image xlink:href="./ObjectReplacements/Object 11" xlink:type="simple" xlink:show="embed" xlink:actuate="onLoad"/></draw:frame> = 8<text:tab/>20) <draw:frame draw:style-name="fr1" draw:name="Object12" text:anchor-type="as-char" svg:width="0.713cm" svg:height="1.028cm" draw:z-index="11"><draw:object xlink:href="./Object 12" xlink:type="simple" xlink:show="embed" xlink:actuate="onLoad"/><draw:image xlink:href="./ObjectReplacements/Object 12" xlink:type="simple" xlink:show="embed" xlink:actuate="onLoad"/></draw:frame> + 8= 5</text:p>
      <text:p text:style-name="Standard"/>
      <text:p text:style-name="Standard"/>
      <text:p text:style-name="Standard"/>
      <text:p text:style-name="P3">Solving Equations</text:p>
      <text:p text:style-name="Standard"/>
      <text:p text:style-name="Standard">1) 3<text:span text:style-name="T1">x</text:span> – 7 = 26<text:tab/>2) 9 + 4<text:span text:style-name="T1">x</text:span> = 23<text:tab/>3) 7<text:span text:style-name="T1">x</text:span> + 19 = 5<text:tab/>4) 17 – 5<text:span text:style-name="T1">x</text:span> = 32</text:p>
      <text:p text:style-name="Standard">5) 24 = 11 + 2<text:span text:style-name="T1">x</text:span><text:tab/>6) 7<text:span text:style-name="T1">x</text:span> = 2<text:span text:style-name="T1">x</text:span> + 15<text:tab/>7) 9<text:span text:style-name="T1">x</text:span> – 36 = 5<text:span text:style-name="T1">x</text:span><text:tab/>8) 5<text:span text:style-name="T1">x</text:span> – 13 = 3<text:span text:style-name="T1">x</text:span> + 8</text:p>
      <text:p text:style-name="Standard">9) 3<text:span text:style-name="T1">x</text:span> + 5 = 19 – 4<text:span text:style-name="T1">x</text:span><text:tab/>10) 7<text:span text:style-name="T1">x</text:span> + 23 = 4<text:span text:style-name="T1">x</text:span> + 11<text:tab/>11) 3<text:span text:style-name="T1">x</text:span> + 18 = 7<text:span text:style-name="T1">x</text:span><text:tab/>12) 36 – 4<text:span text:style-name="T1">x</text:span> = 5<text:span text:style-name="T1">x</text:span></text:p>
      <text:p text:style-name="Standard">13) 17 – 2<text:span text:style-name="T1">x</text:span> = 31 + 3<text:span text:style-name="T1">x</text:span><text:tab/>14) 8<text:span text:style-name="T1">x</text:span> – 3 = 5<text:span text:style-name="T1">x</text:span> – 11<text:tab/>15) 13 + 2<text:span text:style-name="T1">x</text:span> = 3<text:span text:style-name="T1">x</text:span> – 11<text:tab/>16) 3<text:span text:style-name="T1">x</text:span> – 5 = 8 - 2<text:span text:style-name="T1">x</text:span></text:p>
      <text:p text:style-name="Standard">17) <draw:frame draw:style-name="fr1" draw:name="Object13" text:anchor-type="as-char" svg:width="0.527cm" svg:height="1.028cm" draw:z-index="12"><draw:object xlink:href="./Object 13" xlink:type="simple" xlink:show="embed" xlink:actuate="onLoad"/><draw:image xlink:href="./ObjectReplacements/Object 13" xlink:type="simple" xlink:show="embed" xlink:actuate="onLoad"/></draw:frame> + 7 = 3<text:tab/>18) <draw:frame draw:style-name="fr1" draw:name="Object14" text:anchor-type="as-char" svg:width="0.527cm" svg:height="1.028cm" draw:z-index="13"><draw:object xlink:href="./Object 14" xlink:type="simple" xlink:show="embed" xlink:actuate="onLoad"/><draw:image xlink:href="./ObjectReplacements/Object 14" xlink:type="simple" xlink:show="embed" xlink:actuate="onLoad"/></draw:frame> + 4 = 10<text:tab/>19) <draw:frame draw:style-name="fr1" draw:name="Object15" text:anchor-type="as-char" svg:width="1.356cm" svg:height="1.028cm" draw:z-index="14"><draw:object xlink:href="./Object 15" xlink:type="simple" xlink:show="embed" xlink:actuate="onLoad"/><draw:image xlink:href="./ObjectReplacements/Object 15" xlink:type="simple" xlink:show="embed" xlink:actuate="onLoad"/></draw:frame> = 8<text:tab/>20) <draw:frame draw:style-name="fr1" draw:name="Object16" text:anchor-type="as-char" svg:width="0.713cm" svg:height="1.028cm" draw:z-index="15"><draw:object xlink:href="./Object 16" xlink:type="simple" xlink:show="embed" xlink:actuate="onLoad"/><draw:image xlink:href="./ObjectReplacements/Object 16" xlink:type="simple" xlink:show="embed" xlink:actuate="onLoad"/></draw:frame> + 8= 5</text:p>
      <text:p text:style-name="Standard"/>
      <text:p text:style-name="P4"><text:span text:style-name="T2"/></text:p>
      <text:p text:style-name="P5"><text:span text:style-name="T2">Solving Equations</text:span></text:p>
      <text:p text:style-name="Standard"/>
      <text:p text:style-name="Standard">1) 3<text:span text:style-name="T1">x</text:span> – 7 = 26<text:tab/>2) 9 + 4<text:span text:style-name="T1">x</text:span> = 23<text:tab/>3) 7<text:span text:style-name="T1">x</text:span> + 19 = 5<text:tab/>4) 17 – 5<text:span text:style-name="T1">x</text:span> = 32</text:p>
      <text:p text:style-name="Standard">5) 24 = 11 + 2<text:span text:style-name="T1">x</text:span><text:tab/>6) 7<text:span text:style-name="T1">x</text:span> = 2<text:span text:style-name="T1">x</text:span> + 15<text:tab/>7) 9<text:span text:style-name="T1">x</text:span> – 36 = 5<text:span text:style-name="T1">x</text:span><text:tab/>8) 5<text:span text:style-name="T1">x</text:span> – 13 = 3<text:span text:style-name="T1">x</text:span> + 8</text:p>
      <text:p text:style-name="Standard">9) 3<text:span text:style-name="T1">x</text:span> + 5 = 19 – 4<text:span text:style-name="T1">x</text:span><text:tab/>10) 7<text:span text:style-name="T1">x</text:span> + 23 = 4<text:span text:style-name="T1">x</text:span> + 11<text:tab/>11) 3<text:span text:style-name="T1">x</text:span> + 18 = 7<text:span text:style-name="T1">x</text:span><text:tab/>12) 36 – 4<text:span text:style-name="T1">x</text:span> = 5<text:span text:style-name="T1">x</text:span></text:p>
      <text:p text:style-name="Standard">13) 17 – 2<text:span text:style-name="T1">x</text:span> = 31 + 3<text:span text:style-name="T1">x</text:span><text:tab/>14) 8<text:span text:style-name="T1">x</text:span> – 3 = 5<text:span text:style-name="T1">x</text:span> – 11<text:tab/>15) 13 + 2<text:span text:style-name="T1">x</text:span> = 3<text:span text:style-name="T1">x</text:span> – 11<text:tab/>16) 3<text:span text:style-name="T1">x</text:span> – 5 = 8 - 2<text:span text:style-name="T1">x</text:span></text:p>
      <text:p text:style-name="Standard">17) <draw:frame draw:style-name="fr1" draw:name="Object17" text:anchor-type="as-char" svg:width="0.527cm" svg:height="1.028cm" draw:z-index="16"><draw:object xlink:href="./Object 17" xlink:type="simple" xlink:show="embed" xlink:actuate="onLoad"/><draw:image xlink:href="./ObjectReplacements/Object 17" xlink:type="simple" xlink:show="embed" xlink:actuate="onLoad"/></draw:frame> + 7 = 3<text:tab/>18) <draw:frame draw:style-name="fr1" draw:name="Object18" text:anchor-type="as-char" svg:width="0.527cm" svg:height="1.028cm" draw:z-index="17"><draw:object xlink:href="./Object 18" xlink:type="simple" xlink:show="embed" xlink:actuate="onLoad"/><draw:image xlink:href="./ObjectReplacements/Object 18" xlink:type="simple" xlink:show="embed" xlink:actuate="onLoad"/></draw:frame> + 4 = 10<text:tab/>19) <draw:frame draw:style-name="fr1" draw:name="Object19" text:anchor-type="as-char" svg:width="1.356cm" svg:height="1.028cm" draw:z-index="18"><draw:object xlink:href="./Object 19" xlink:type="simple" xlink:show="embed" xlink:actuate="onLoad"/><draw:image xlink:href="./ObjectReplacements/Object 19" xlink:type="simple" xlink:show="embed" xlink:actuate="onLoad"/></draw:frame> = 8<text:tab/>20) <draw:frame draw:style-name="fr1" draw:name="Object20" text:anchor-type="as-char" svg:width="0.713cm" svg:height="1.028cm" draw:z-index="19"><draw:object xlink:href="./Object 20" xlink:type="simple" xlink:show="embed" xlink:actuate="onLoad"/><draw:image xlink:href="./ObjectReplacements/Object 20" xlink:type="simple" xlink:show="embed" xlink:actuate="onLoad"/></draw:frame> + 8= 5</text:p>
      <text:p text:style-name="Standard"/>
      <text:p text:style-name="Standard"/>
      <text:p text:style-name="Standard"/>
      <text:p text:style-name="P3">Solving Equations</text:p>
      <text:p text:style-name="Standard"/>
      <text:p text:style-name="Standard">1) 3<text:span text:style-name="T1">x</text:span> – 7 = 26<text:tab/>2) 9 + 4<text:span text:style-name="T1">x</text:span> = 23<text:tab/>3) 7<text:span text:style-name="T1">x</text:span> + 19 = 5<text:tab/>4) 17 – 5<text:span text:style-name="T1">x</text:span> = 32</text:p>
      <text:p text:style-name="Standard">5) 24 = 11 + 2<text:span text:style-name="T1">x</text:span><text:tab/>6) 7<text:span text:style-name="T1">x</text:span> = 2<text:span text:style-name="T1">x</text:span> + 15<text:tab/>7) 9<text:span text:style-name="T1">x</text:span> – 36 = 5<text:span text:style-name="T1">x</text:span><text:tab/>8) 5<text:span text:style-name="T1">x</text:span> – 13 = 3<text:span text:style-name="T1">x</text:span> + 8</text:p>
      <text:p text:style-name="Standard">9) 3<text:span text:style-name="T1">x</text:span> + 5 = 19 – 4<text:span text:style-name="T1">x</text:span><text:tab/>10) 7<text:span text:style-name="T1">x</text:span> + 23 = 4<text:span text:style-name="T1">x</text:span> + 11<text:tab/>11) 3<text:span text:style-name="T1">x</text:span> + 18 = 7<text:span text:style-name="T1">x</text:span><text:tab/>12) 36 – 4<text:span text:style-name="T1">x</text:span> = 5<text:span text:style-name="T1">x</text:span></text:p>
      <text:p text:style-name="Standard">13) 17 – 2<text:span text:style-name="T1">x</text:span> = 31 + 3<text:span text:style-name="T1">x</text:span><text:tab/>14) 8<text:span text:style-name="T1">x</text:span> – 3 = 5<text:span text:style-name="T1">x</text:span> – 11<text:tab/>15) 13 + 2<text:span text:style-name="T1">x</text:span> = 3<text:span text:style-name="T1">x</text:span> – 11<text:tab/>16) 3<text:span text:style-name="T1">x</text:span> – 5 = 8 - 2<text:span text:style-name="T1">x</text:span></text:p>
      <text:p text:style-name="Standard">17) <draw:frame draw:style-name="fr1" draw:name="Object21" text:anchor-type="as-char" svg:width="0.527cm" svg:height="1.028cm" draw:z-index="20"><draw:object xlink:href="./Object 21" xlink:type="simple" xlink:show="embed" xlink:actuate="onLoad"/><draw:image xlink:href="./ObjectReplacements/Object 21" xlink:type="simple" xlink:show="embed" xlink:actuate="onLoad"/></draw:frame> + 7 = 3<text:tab/>18) <draw:frame draw:style-name="fr1" draw:name="Object22" text:anchor-type="as-char" svg:width="0.527cm" svg:height="1.028cm" draw:z-index="21"><draw:object xlink:href="./Object 22" xlink:type="simple" xlink:show="embed" xlink:actuate="onLoad"/><draw:image xlink:href="./ObjectReplacements/Object 22" xlink:type="simple" xlink:show="embed" xlink:actuate="onLoad"/></draw:frame> + 4 = 10<text:tab/>19) <draw:frame draw:style-name="fr1" draw:name="Object23" text:anchor-type="as-char" svg:width="1.356cm" svg:height="1.028cm" draw:z-index="22"><draw:object xlink:href="./Object 23" xlink:type="simple" xlink:show="embed" xlink:actuate="onLoad"/><draw:image xlink:href="./ObjectReplacements/Object 23" xlink:type="simple" xlink:show="embed" xlink:actuate="onLoad"/></draw:frame> = 8<text:tab/>20) <draw:frame draw:style-name="fr1" draw:name="Object24" text:anchor-type="as-char" svg:width="0.713cm" svg:height="1.028cm" draw:z-index="23"><draw:object xlink:href="./Object 24" xlink:type="simple" xlink:show="embed" xlink:actuate="onLoad"/><draw:image xlink:href="./ObjectReplacements/Object 24" xlink:type="simple" xlink:show="embed" xlink:actuate="onLoad"/></draw:frame> + 8= 5</text:p>
      <text:p text:style-name="Standard"/>
      <text:p text:style-name="Standard"/>
      <text:p text:style-name="Standard"/>
      <text:p text:style-name="P3">Solving Equations</text:p>
      <text:p text:style-name="Standard"/>
      <text:p text:style-name="Standard">1) 3<text:span text:style-name="T1">x</text:span> – 7 = 26<text:tab/>2) 9 + 4<text:span text:style-name="T1">x</text:span> = 23<text:tab/>3) 7<text:span text:style-name="T1">x</text:span> + 19 = 5<text:tab/>4) 17 – 5<text:span text:style-name="T1">x</text:span> = 32</text:p>
      <text:p text:style-name="Standard">5) 24 = 11 + 2<text:span text:style-name="T1">x</text:span><text:tab/>6) 7<text:span text:style-name="T1">x</text:span> = 2<text:span text:style-name="T1">x</text:span> + 15<text:tab/>7) 9<text:span text:style-name="T1">x</text:span> – 36 = 5<text:span text:style-name="T1">x</text:span><text:tab/>8) 5<text:span text:style-name="T1">x</text:span> – 13 = 3<text:span text:style-name="T1">x</text:span> + 8</text:p>
      <text:p text:style-name="Standard">9) 3<text:span text:style-name="T1">x</text:span> + 5 = 19 – 4<text:span text:style-name="T1">x</text:span><text:tab/>10) 7<text:span text:style-name="T1">x</text:span> + 23 = 4<text:span text:style-name="T1">x</text:span> + 11<text:tab/>11) 3<text:span text:style-name="T1">x</text:span> + 18 = 7<text:span text:style-name="T1">x</text:span><text:tab/>12) 36 – 4<text:span text:style-name="T1">x</text:span> = 5<text:span text:style-name="T1">x</text:span></text:p>
      <text:p text:style-name="Standard">13) 17 – 2<text:span text:style-name="T1">x</text:span> = 31 + 3<text:span text:style-name="T1">x</text:span><text:tab/>14) 8<text:span text:style-name="T1">x</text:span> – 3 = 5<text:span text:style-name="T1">x</text:span> – 11<text:tab/>15) 13 + 2<text:span text:style-name="T1">x</text:span> = 3<text:span text:style-name="T1">x</text:span> – 11<text:tab/>16) 3<text:span text:style-name="T1">x</text:span> – 5 = 8 - 2<text:span text:style-name="T1">x</text:span></text:p>
      <text:p text:style-name="Standard">17) <draw:frame draw:style-name="fr1" draw:name="Object25" text:anchor-type="as-char" svg:width="0.527cm" svg:height="1.028cm" draw:z-index="24"><draw:object xlink:href="./Object 25" xlink:type="simple" xlink:show="embed" xlink:actuate="onLoad"/><draw:image xlink:href="./ObjectReplacements/Object 25" xlink:type="simple" xlink:show="embed" xlink:actuate="onLoad"/></draw:frame> + 7 = 3<text:tab/>18) <draw:frame draw:style-name="fr1" draw:name="Object26" text:anchor-type="as-char" svg:width="0.527cm" svg:height="1.028cm" draw:z-index="25"><draw:object xlink:href="./Object 26" xlink:type="simple" xlink:show="embed" xlink:actuate="onLoad"/><draw:image xlink:href="./ObjectReplacements/Object 26" xlink:type="simple" xlink:show="embed" xlink:actuate="onLoad"/></draw:frame> + 4 = 10<text:tab/>19) <draw:frame draw:style-name="fr1" draw:name="Object27" text:anchor-type="as-char" svg:width="1.356cm" svg:height="1.028cm" draw:z-index="26"><draw:object xlink:href="./Object 27" xlink:type="simple" xlink:show="embed" xlink:actuate="onLoad"/><draw:image xlink:href="./ObjectReplacements/Object 27" xlink:type="simple" xlink:show="embed" xlink:actuate="onLoad"/></draw:frame> = 8<text:tab/>20) <draw:frame draw:style-name="fr1" draw:name="Object28" text:anchor-type="as-char" svg:width="0.713cm" svg:height="1.028cm" draw:z-index="27"><draw:object xlink:href="./Object 28" xlink:type="simple" xlink:show="embed" xlink:actuate="onLoad"/><draw:image xlink:href="./ObjectReplacements/Object 28" xlink:type="simple" xlink:show="embed" xlink:actuate="onLoad"/></draw:frame> + 8= 5</text:p>
      <text:p text:style-name="Standard"/>
      <text:p text:style-name="Standard"/>
      <text:p text:style-name="Standard"/>
      <text:p text:style-name="P3">Solving Equations</text:p>
      <text:p text:style-name="Standard"/>
      <text:p text:style-name="Standard">1) 3<text:span text:style-name="T1">x</text:span> – 7 = 26<text:tab/>2) 9 + 4<text:span text:style-name="T1">x</text:span> = 23<text:tab/>3) 7<text:span text:style-name="T1">x</text:span> + 19 = 5<text:tab/>4) 17 – 5<text:span text:style-name="T1">x</text:span> = 32</text:p>
      <text:p text:style-name="Standard">5) 24 = 11 + 2<text:span text:style-name="T1">x</text:span><text:tab/>6) 7<text:span text:style-name="T1">x</text:span> = 2<text:span text:style-name="T1">x</text:span> + 15<text:tab/>7) 9<text:span text:style-name="T1">x</text:span> – 36 = 5<text:span text:style-name="T1">x</text:span><text:tab/>8) 5<text:span text:style-name="T1">x</text:span> – 13 = 3<text:span text:style-name="T1">x</text:span> + 8</text:p>
      <text:p text:style-name="Standard">9) 3<text:span text:style-name="T1">x</text:span> + 5 = 19 – 4<text:span text:style-name="T1">x</text:span><text:tab/>10) 7<text:span text:style-name="T1">x</text:span> + 23 = 4<text:span text:style-name="T1">x</text:span> + 11<text:tab/>11) 3<text:span text:style-name="T1">x</text:span> + 18 = 7<text:span text:style-name="T1">x</text:span><text:tab/>12) 36 – 4<text:span text:style-name="T1">x</text:span> = 5<text:span text:style-name="T1">x</text:span></text:p>
      <text:p text:style-name="Standard">13) 17 – 2<text:span text:style-name="T1">x</text:span> = 31 + 3<text:span text:style-name="T1">x</text:span><text:tab/>14) 8<text:span text:style-name="T1">x</text:span> – 3 = 5<text:span text:style-name="T1">x</text:span> – 11<text:tab/>15) 13 + 2<text:span text:style-name="T1">x</text:span> = 3<text:span text:style-name="T1">x</text:span> – 11<text:tab/>16) 3<text:span text:style-name="T1">x</text:span> – 5 = 8 - 2<text:span text:style-name="T1">x</text:span></text:p>
      <text:p text:style-name="Standard">17) <draw:frame draw:style-name="fr1" draw:name="Object29" text:anchor-type="as-char" svg:width="0.527cm" svg:height="1.028cm" draw:z-index="28"><draw:object xlink:href="./Object 29" xlink:type="simple" xlink:show="embed" xlink:actuate="onLoad"/><draw:image xlink:href="./ObjectReplacements/Object 29" xlink:type="simple" xlink:show="embed" xlink:actuate="onLoad"/></draw:frame> + 7 = 3<text:tab/>18) <draw:frame draw:style-name="fr1" draw:name="Object30" text:anchor-type="as-char" svg:width="0.527cm" svg:height="1.028cm" draw:z-index="29"><draw:object xlink:href="./Object 30" xlink:type="simple" xlink:show="embed" xlink:actuate="onLoad"/><draw:image xlink:href="./ObjectReplacements/Object 30" xlink:type="simple" xlink:show="embed" xlink:actuate="onLoad"/></draw:frame> + 4 = 10<text:tab/>19) <draw:frame draw:style-name="fr1" draw:name="Object31" text:anchor-type="as-char" svg:width="1.356cm" svg:height="1.028cm" draw:z-index="30"><draw:object xlink:href="./Object 31" xlink:type="simple" xlink:show="embed" xlink:actuate="onLoad"/><draw:image xlink:href="./ObjectReplacements/Object 31" xlink:type="simple" xlink:show="embed" xlink:actuate="onLoad"/></draw:frame> = 8<text:tab/>20) <draw:frame draw:style-name="fr1" draw:name="Object32" text:anchor-type="as-char" svg:width="0.713cm" svg:height="1.028cm" draw:z-index="31"><draw:object xlink:href="./Object 32" xlink:type="simple" xlink:show="embed" xlink:actuate="onLoad"/><draw:image xlink:href="./ObjectReplacements/Object 32" xlink:type="simple" xlink:show="embed" xlink:actuate="onLoad"/></draw:frame> + 8= 5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>
        <style:tab-stops>
          <style:tab-stop style:position="3.251cm"/>
          <style:tab-stop style:position="6.5cm"/>
          <style:tab-stop style:position="9.751cm"/>
        </style:tab-stops>
      </style:paragraph-properties>
      <style:text-properties style:use-window-font-color="true" style:font-name="Times New Roman1" fo:font-size="10pt" fo:language="en" fo:country="US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0.751cm" fo:margin-left="1cm" fo:margin-right="3.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ving Equations</dc:title>
    <meta:initial-creator>OXFORD HIGH SCHOOL</meta:initial-creator>
    <meta:creation-date>1999-11-16T23:34:00</meta:creation-date>
    <dc:creator>Andy Lewis</dc:creator>
    <dc:date>2014-01-28T11:41:41</dc:date>
    <meta:editing-cycles>5</meta:editing-cycles>
    <meta:editing-duration>PT12M</meta:editing-duration>
    <meta:generator>LibreOffice/3.5$Linux_X86_64 LibreOffice_project/350m1$Build-2</meta:generator>
    <meta:document-statistic meta:table-count="0" meta:image-count="0" meta:object-count="32" meta:page-count="1" meta:paragraph-count="48" meta:word-count="1032" meta:character-count="2832" meta:non-whitespace-character-count="178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rac>
      <math:mi>x</math:mi>
      <math:mn>5</math:mn>
    </math:mfrac>
    <math:annotation math:encoding="StarMath 5.0">x over 5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frac>
      <math:mi>x</math:mi>
      <math:mn>2</math:mn>
    </math:mfrac>
    <math:annotation math:encoding="StarMath 5.0">x over 2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3</math:mn>
          <math:mi>x</math:mi>
        </math:mrow>
        <math:mn>4</math:mn>
      </math:mfrac>
      <math:mi>–</math:mi>
      <math:mn>2</math:mn>
    </math:mrow>
    <math:annotation math:encoding="StarMath 5.0">{3 x} over 4 – 2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frac>
      <math:mn>12</math:mn>
      <math:mi>x</math:mi>
    </math:mfrac>
    <math:annotation math:encoding="StarMath 5.0">12 over x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frac>
      <math:mi>x</math:mi>
      <math:mn>5</math:mn>
    </math:mfrac>
    <math:annotation math:encoding="StarMath 5.0">x over 5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frac>
      <math:mi>x</math:mi>
      <math:mn>2</math:mn>
    </math:mfrac>
    <math:annotation math:encoding="StarMath 5.0">x over 2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3</math:mn>
          <math:mi>x</math:mi>
        </math:mrow>
        <math:mn>4</math:mn>
      </math:mfrac>
      <math:mi>–</math:mi>
      <math:mn>2</math:mn>
    </math:mrow>
    <math:annotation math:encoding="StarMath 5.0">{3 x} over 4 – 2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frac>
      <math:mn>12</math:mn>
      <math:mi>x</math:mi>
    </math:mfrac>
    <math:annotation math:encoding="StarMath 5.0">12 over x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frac>
      <math:mi>x</math:mi>
      <math:mn>5</math:mn>
    </math:mfrac>
    <math:annotation math:encoding="StarMath 5.0">x over 5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frac>
      <math:mi>x</math:mi>
      <math:mn>2</math:mn>
    </math:mfrac>
    <math:annotation math:encoding="StarMath 5.0">x over 2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3</math:mn>
          <math:mi>x</math:mi>
        </math:mrow>
        <math:mn>4</math:mn>
      </math:mfrac>
      <math:mi>–</math:mi>
      <math:mn>2</math:mn>
    </math:mrow>
    <math:annotation math:encoding="StarMath 5.0">{3 x} over 4 – 2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frac>
      <math:mi>x</math:mi>
      <math:mn>2</math:mn>
    </math:mfrac>
    <math:annotation math:encoding="StarMath 5.0">x over 2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rac>
      <math:mn>12</math:mn>
      <math:mi>x</math:mi>
    </math:mfrac>
    <math:annotation math:encoding="StarMath 5.0">12 over x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rac>
      <math:mi>x</math:mi>
      <math:mn>5</math:mn>
    </math:mfrac>
    <math:annotation math:encoding="StarMath 5.0">x over 5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rac>
      <math:mi>x</math:mi>
      <math:mn>2</math:mn>
    </math:mfrac>
    <math:annotation math:encoding="StarMath 5.0">x over 2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3</math:mn>
          <math:mi>x</math:mi>
        </math:mrow>
        <math:mn>4</math:mn>
      </math:mfrac>
      <math:mi>–</math:mi>
      <math:mn>2</math:mn>
    </math:mrow>
    <math:annotation math:encoding="StarMath 5.0">{3 x} over 4 – 2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rac>
      <math:mn>12</math:mn>
      <math:mi>x</math:mi>
    </math:mfrac>
    <math:annotation math:encoding="StarMath 5.0">12 over x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frac>
      <math:mi>x</math:mi>
      <math:mn>5</math:mn>
    </math:mfrac>
    <math:annotation math:encoding="StarMath 5.0">x over 5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frac>
      <math:mi>x</math:mi>
      <math:mn>2</math:mn>
    </math:mfrac>
    <math:annotation math:encoding="StarMath 5.0">x over 2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3</math:mn>
          <math:mi>x</math:mi>
        </math:mrow>
        <math:mn>4</math:mn>
      </math:mfrac>
      <math:mi>–</math:mi>
      <math:mn>2</math:mn>
    </math:mrow>
    <math:annotation math:encoding="StarMath 5.0">{3 x} over 4 –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frac>
      <math:mn>12</math:mn>
      <math:mi>x</math:mi>
    </math:mfrac>
    <math:annotation math:encoding="StarMath 5.0">12 over x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frac>
      <math:mi>x</math:mi>
      <math:mn>5</math:mn>
    </math:mfrac>
    <math:annotation math:encoding="StarMath 5.0">x over 5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3</math:mn>
          <math:mi>x</math:mi>
        </math:mrow>
        <math:mn>4</math:mn>
      </math:mfrac>
      <math:mi>–</math:mi>
      <math:mn>2</math:mn>
    </math:mrow>
    <math:annotation math:encoding="StarMath 5.0">{3 x} over 4 – 2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frac>
      <math:mi>x</math:mi>
      <math:mn>2</math:mn>
    </math:mfrac>
    <math:annotation math:encoding="StarMath 5.0">x over 2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3</math:mn>
          <math:mi>x</math:mi>
        </math:mrow>
        <math:mn>4</math:mn>
      </math:mfrac>
      <math:mi>–</math:mi>
      <math:mn>2</math:mn>
    </math:mrow>
    <math:annotation math:encoding="StarMath 5.0">{3 x} over 4 – 2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frac>
      <math:mn>12</math:mn>
      <math:mi>x</math:mi>
    </math:mfrac>
    <math:annotation math:encoding="StarMath 5.0">12 over x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frac>
      <math:mn>12</math:mn>
      <math:mi>x</math:mi>
    </math:mfrac>
    <math:annotation math:encoding="StarMath 5.0">12 over x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frac>
      <math:mi>x</math:mi>
      <math:mn>5</math:mn>
    </math:mfrac>
    <math:annotation math:encoding="StarMath 5.0">x over 5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frac>
      <math:mi>x</math:mi>
      <math:mn>2</math:mn>
    </math:mfrac>
    <math:annotation math:encoding="StarMath 5.0">x over 2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3</math:mn>
          <math:mi>x</math:mi>
        </math:mrow>
        <math:mn>4</math:mn>
      </math:mfrac>
      <math:mi>–</math:mi>
      <math:mn>2</math:mn>
    </math:mrow>
    <math:annotation math:encoding="StarMath 5.0">{3 x} over 4 – 2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frac>
      <math:mn>12</math:mn>
      <math:mi>x</math:mi>
    </math:mfrac>
    <math:annotation math:encoding="StarMath 5.0">12 over x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frac>
      <math:mi>x</math:mi>
      <math:mn>5</math:mn>
    </math:mfrac>
    <math:annotation math:encoding="StarMath 5.0">x over 5</math:annotation>
  </math:semantics>
</math:math>
</file>